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24_11-27-36_000.jpg</text:p>
          </table:table-cell>
          <table:table-cell office:value-type="string">
            <text:p>:lets / piano / 既存の曲　⇒　学ぼう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24_11-27-28_000.jpg</text:p>
          </table:table-cell>
          <table:table-cell office:value-type="string">
            <text:p>:tome <text:s/>/ 何にならなくてもいい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24_02-15-46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24_02-15-46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24_02-15-46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24_02-15-46_004.jpg</text:p>
          </table:table-cell>
          <table:table-cell office:value-type="string">
            <text:p>:m 家電エンジニア / 15#1 15*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2-24_02-15-46_003.jpg</text:p>
          </table:table-cell>
          <table:table-cell table:style-name="ce3" office:value-type="string">
            <text:p>:m music / steps / しまう　手順　やること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24_02-15-46_002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24_02-15-46_001.jpg</text:p>
          </table:table-cell>
          <table:table-cell office:value-type="string">
            <text:p>:m other / ソーテック / レビューログ / 20170212 0213 0219 02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24_02-15-46_000.jpg</text:p>
          </table:table-cell>
          <table:table-cell office:value-type="string">
            <text:p>:m 家電エンジニア / 15#1 1*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23_23-28-36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23_23-28-22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23_23-21-3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23_23-21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23_20-17-22_000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23_20-14-49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7-02-23_16-04-00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23_11-21-30_000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23_11-18-3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23_11-17-36_000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23_11-15-04_000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23_09-48-35_000.jpg</text:p>
          </table:table-cell>
          <table:table-cell table:style-name="ce4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23_09-37-11_000.jpg</text:p>
          </table:table-cell>
          <table:table-cell office:value-type="string">
            <text:p>:m other / Cake_IFM11 / steps / 画像　向きを変える　ペイントを使用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017/02/24</text:date>, <text:time>12:0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4T12:03:37.55</dc:date>
    <dc:creator>岩淵 謙</dc:creator>
    <meta:generator>OpenOffice/4.1.3$Win32 OpenOffice.org_project/413m1$Build-9783</meta:generator>
    <meta:editing-duration>PT16M14S</meta:editing-duration>
    <meta:editing-cycles>8</meta:editing-cycles>
    <meta:document-statistic meta:table-count="1" meta:cell-count="72" meta:object-count="0"/>
  </office:meta>
</office:document-meta>
</file>